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ato" svg:font-family="Lat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style:font-family-generic="swiss" style:font-pitch="variable"/>
    <style:font-face style:name="OpenSymbol" svg:font-family="OpenSymbol" style:font-charset="x-symbol"/>
  </office:font-face-decls>
  <office:automatic-styles>
    <style:style style:name="P1" style:family="paragraph" style:parent-style-name="Heading_20_1">
      <style:paragraph-properties fo:text-align="center" style:justify-single-word="false"/>
      <style:text-properties fo:color="#2a6099" loext:opacity="100%"/>
    </style:style>
    <style:style style:name="P2" style:family="paragraph" style:parent-style-name="Heading_20_2">
      <style:paragraph-properties fo:margin-top="0.353cm" fo:margin-bottom="0.212cm" style:contextual-spacing="false" fo:keep-with-next="always"/>
      <style:text-properties fo:color="#2a6099" loext:opacity="100%" style:font-name="Open Sans" fo:font-weight="bold" style:font-name-asian="NSimSun" style:font-weight-asian="bold" style:font-name-complex="Lucida Sans1" style:font-weight-complex="bold"/>
    </style:style>
    <style:style style:name="P3" style:family="paragraph" style:parent-style-name="Heading_20_3">
      <style:paragraph-properties fo:margin-top="0.247cm" fo:margin-bottom="0.212cm" style:contextual-spacing="false" fo:keep-with-next="always"/>
      <style:text-properties style:font-name="Liberation Sans" fo:font-weight="bold" style:font-name-asian="Microsoft YaHei" style:font-weight-asian="bold" style:font-name-complex="Lucida Sans1" style:font-weight-complex="bold"/>
    </style:style>
    <style:style style:name="P4" style:family="paragraph" style:parent-style-name="Text_20_body">
      <style:paragraph-properties fo:margin-left="0cm" fo:margin-right="0cm" fo:margin-top="0cm" fo:margin-bottom="0cm" style:contextual-spacing="false" fo:text-indent="0cm" style:auto-text-indent="false"/>
    </style:style>
    <style:style style:name="P5" style:family="paragraph" style:parent-style-name="Text_20_body" style:list-style-name="L1">
      <style:paragraph-properties fo:margin-left="0cm" fo:margin-right="0cm" fo:margin-top="0cm" fo:margin-bottom="0cm" style:contextual-spacing="false" fo:text-indent="0cm" style:auto-text-indent="false"/>
    </style:style>
    <style:style style:name="P6" style:family="paragraph" style:parent-style-name="Text_20_body" style:list-style-name="L2">
      <style:paragraph-properties fo:margin-left="0cm" fo:margin-right="0cm" fo:margin-top="0cm" fo:margin-bottom="0cm" style:contextual-spacing="false" fo:text-indent="0cm" style:auto-text-indent="false"/>
    </style:style>
    <style:style style:name="P7" style:family="paragraph" style:parent-style-name="Text_20_body" style:list-style-name="L3">
      <style:paragraph-properties fo:margin-left="0cm" fo:margin-right="0cm" fo:margin-top="0cm" fo:margin-bottom="0cm" style:contextual-spacing="false" fo:text-indent="0cm" style:auto-text-indent="false"/>
    </style:style>
    <style:style style:name="P8" style:family="paragraph" style:parent-style-name="Text_20_body" style:list-style-name="L4">
      <style:paragraph-properties fo:margin-left="0cm" fo:margin-right="0cm" fo:margin-top="0cm" fo:margin-bottom="0cm" style:contextual-spacing="false" fo:text-indent="0cm" style:auto-text-indent="false"/>
    </style:style>
    <style:style style:name="T1" style:family="text">
      <style:text-properties fo:color="#2a6099" loext:opacity="100%"/>
    </style:style>
    <style:style style:name="T2" style:family="text">
      <style:text-properties fo:color="#2a6099" loext:opacity="100%" style:font-name="Open Sans"/>
    </style:style>
    <style:style style:name="T3" style:family="text">
      <style:text-properties fo:color="#2a6099" loext:opacity="100%" style:font-name="Open Sans" fo:font-size="14pt" style:font-size-asian="14pt" style:font-size-complex="14pt"/>
    </style:style>
    <style:style style:name="T4" style:family="text">
      <style:text-properties style:font-name="Lato" fo:font-size="11pt" style:font-size-asian="11pt" style:font-size-complex="11pt"/>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BASES Y CONDICIONES DEL CONCURSO DE PESCA</text:h>
      <text:h text:style-name="P2" text:outline-level="2">Artículo 1. Objeto</text:h>
      <text:p text:style-name="Text_20_body">El <text:span text:style-name="T4">presente</text:span> concurso de pesca (en adelante, el "Concurso") tiene por objeto promover la práctica de la pesca deportiva en la zona de [Lugar del concurso], así como fomentar el respeto por el medio ambiente y la convivencia entre los participantes.</text:p>
      <text:h text:style-name="Heading_20_2" text:outline-level="2"><text:span text:style-name="Strong_20_Emphasis">Artículo 2. Organizador</text:span></text:h>
      <text:p text:style-name="Text_20_body">El <text:span text:style-name="T4">Concurso</text:span> es organizado por [Nombre del organizador] (en adelante, el "Organizador").</text:p>
      <text:h text:style-name="Heading_20_2" text:outline-level="2"><text:span text:style-name="Strong_20_Emphasis">Artículo 3. Participantes</text:span></text:h>
      <text:p text:style-name="Text_20_body"><text:span text:style-name="T4">Podrán</text:span> participar en el Concurso todas las personas físicas mayores de 18 años que cumplan con los siguientes requisitos:</text:p>
      <text:list text:style-name="L1">
        <text:list-item>
          <text:p text:style-name="P5">Estar en posesión de la licencia de pesca deportiva en vigor para la zona de [Lugar del concurso].</text:p>
        </text:list-item>
        <text:list-item>
          <text:p text:style-name="P5">Inscribirse en el Concurso de forma previa, cumplimentando el formulario de inscripción disponible en [Lugar de inscripción].</text:p>
        </text:list-item>
        <text:list-item>
          <text:p text:style-name="P5">Abonar la cuota de inscripción de [Importe de la cuota].</text:p>
        </text:list-item>
      </text:list>
      <text:h text:style-name="Heading_20_2" text:outline-level="2"><text:span text:style-name="Strong_20_Emphasis">Artículo 4. Categorías</text:span></text:h>
      <text:p text:style-name="Text_20_body">El Concurso se desarrollará en las siguientes categorías:</text:p>
      <text:list text:style-name="L2">
        <text:list-item>
          <text:p text:style-name="P6">Categoría masculina: para pescadores masculinos.</text:p>
        </text:list-item>
        <text:list-item>
          <text:p text:style-name="P6">Categoría femenina: para pescadoras femeninas.</text:p>
        </text:list-item>
        <text:list-item>
          <text:p text:style-name="P6">Categoría infantil: para niños y niñas de entre [Edad mínima] y [Edad máxima] años.</text:p>
        </text:list-item>
      </text:list>
      <text:h text:style-name="Heading_20_2" text:outline-level="2"><text:span text:style-name="Strong_20_Emphasis">Artículo 5. Fechas y lugar</text:span></text:h>
      <text:p text:style-name="Text_20_body">El <text:span text:style-name="T4">Concurso</text:span> se celebrará el día [Fecha del concurso] de [Hora de inicio] a [Hora de finalización] en [Lugar del concurso].</text:p>
      <text:h text:style-name="Heading_20_2" text:outline-level="2"><text:span text:style-name="Strong_20_Emphasis">Artículo 6. Sistema de competición</text:span></text:h>
      <text:p text:style-name="Text_20_body">El <text:span text:style-name="T4">Concurso</text:span> se desarrollará bajo la modalidad de "pesca sin muerte". Los participantes deberán pescar el mayor número de piezas posible, respetando siempre las tallas mínimas y los periodos de veda establecidos por la normativa vigente.</text:p>
      <text:h text:style-name="Heading_20_2" text:outline-level="2"><text:span text:style-name="Strong_20_Emphasis">Artículo 7. Premios</text:span></text:h>
      <text:p text:style-name="P4">Se establecen los siguientes premios:</text:p>
      <text:h text:style-name="P3" text:outline-level="3">Categoría masculina:</text:h>
      <text:list xml:id="list757509382" text:style-name="L3">
        <text:list-item>
          <text:list>
            <text:list-item>
              <text:p text:style-name="P7">Primer premio: [Descripción del premio]</text:p>
            </text:list-item>
            <text:list-item>
              <text:p text:style-name="P7">Segundo premio: [Descripción del premio]</text:p>
            </text:list-item>
            <text:list-item>
              <text:p text:style-name="P7">Tercer premio: [Descripción del premio]</text:p>
            </text:list-item>
          </text:list>
        </text:list-item>
      </text:list>
      <text:h text:style-name="Heading_20_3" text:outline-level="3"><text:span text:style-name="Strong_20_Emphasis">Categoría femenina:</text:span></text:h>
      <text:list xml:id="list114328807006638" text:continue-numbering="true" text:style-name="L3">
        <text:list-item>
          <text:list>
            <text:list-item>
              <text:p text:style-name="P7">Primer premio: [Descripción del premio]</text:p>
            </text:list-item>
            <text:list-item>
              <text:p text:style-name="P7">Segundo premio: [Descripción del premio]</text:p>
            </text:list-item>
            <text:list-item>
              <text:p text:style-name="P7"><text:soft-page-break/>Tercer premio: [Descripción del premio]</text:p>
            </text:list-item>
          </text:list>
        </text:list-item>
      </text:list>
      <text:h text:style-name="Heading_20_3" text:outline-level="3"><text:span text:style-name="Strong_20_Emphasis">Categoría infantil:</text:span></text:h>
      <text:list text:continue-numbering="true" text:style-name="L3">
        <text:list-item>
          <text:list>
            <text:list-item>
              <text:p text:style-name="P7">Primer premio: [Descripción del premio]</text:p>
            </text:list-item>
            <text:list-item>
              <text:p text:style-name="P7">Segundo premio: [Descripción del premio]</text:p>
            </text:list-item>
            <text:list-item>
              <text:p text:style-name="P7">Tercer premio: [Descripción del premio]</text:p>
            </text:list-item>
          </text:list>
        </text:list-item>
      </text:list>
      <text:h text:style-name="Heading_20_2" text:outline-level="2"><text:span text:style-name="Strong_20_Emphasis">Artículo 8. Jurado</text:span></text:h>
      <text:p text:style-name="P4">El Jurado del Concurso estará compuesto por [Número de miembros] miembros designados por el Organizador. El Jurado será responsable de velar por el correcto desarrollo del Concurso y de la adjudicación de los premios.</text:p>
      <text:h text:style-name="Heading_20_2" text:outline-level="2"><text:span text:style-name="Strong_20_Emphasis">Artículo 9. Normativa</text:span></text:h>
      <text:p text:style-name="P4">La participación en el Concurso implica la aceptación de las presentes bases y condiciones. El Organizador se reserva el derecho de modificarlas o suspender el Concurso por causas de fuerza mayor.</text:p>
      <text:h text:style-name="Heading_20_2" text:outline-level="2"><text:span text:style-name="Strong_20_Emphasis">Artículo 10. Cesión de derechos</text:span></text:h>
      <text:p text:style-name="P4">Los participantes ceden al Organizador todos los derechos de imagen y explotación de su participación en el Concurso.</text:p>
      <text:h text:style-name="Heading_20_2" text:outline-level="2"><text:span text:style-name="Strong_20_Emphasis">Artículo 11. Protección de datos</text:span></text:h>
      <text:p text:style-name="P4">En cumplimiento de la normativa vigente en materia de protección de datos, los participantes del Concurso autorizan al Organizador al tratamiento de sus datos personales con la única finalidad de gestionar su participación en el Concurso.</text:p>
      <text:p text:style-name="P4"><text:span text:style-name="Strong_20_Emphasis">Para más información, los interesados pueden dirigirse a:</text:span></text:p>
      <text:list text:style-name="L4">
        <text:list-item>
          <text:p text:style-name="P8">[Nombre del organizador]</text:p>
        </text:list-item>
        <text:list-item>
          <text:p text:style-name="P8">[Dirección del organizador]</text:p>
        </text:list-item>
        <text:list-item>
          <text:p text:style-name="P8">[Teléfono del organizador]</text:p>
        </text:list-item>
        <text:list-item>
          <text:p text:style-name="P8">[Correo electrónico del organizador]</text:p>
        </text:list-item>
      </text:list>
      <text:p text:style-name="P4"><text:span text:style-name="Strong_20_Emphasis"/></text:p>
      <text:p text:style-name="Title"><text:span text:style-name="Strong_20_Emphasis"><text:span text:style-name="T1">¡Esperamos que disfrutes del Concurso!</text:span></text:span></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ato" svg:font-family="Lat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style:font-family-generic="swiss"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auto-update="true" style:class="text" style:master-page-name="">
      <loext:graphic-properties draw:fill="none"/>
      <style:paragraph-properties fo:margin-left="0cm" fo:margin-right="0cm" fo:margin-top="0cm" fo:margin-bottom="0cm" style:contextual-spacing="false" fo:line-height="115%" fo:text-align="justify" style:justify-single-word="false" fo:text-indent="1cm" style:auto-text-indent="false" style:page-number="auto" fo:background-color="transparent"/>
      <style:text-properties style:font-name="Lato" fo:font-family="Lato" style:font-family-generic="swiss" style:font-pitch="variable" fo:font-size="11pt" style:font-size-asian="11pt" style:font-size-complex="11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auto-update="true" style:default-outline-level="2" style:list-style-name="" style:class="text">
      <style:paragraph-properties fo:margin-top="0.353cm" fo:margin-bottom="0.212cm" style:contextual-spacing="false"/>
      <style:text-properties fo:color="#2a6099" loext:opacity="100%" style:font-name="Open Sans" fo:font-family="'Open Sans'" style:font-family-generic="swiss"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1" style:display-name="Heading 1" style:family="paragraph" style:parent-style-name="Heading" style:next-style-name="Text_20_body" style:auto-update="true"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auto-update="true" style:default-outline-level="3" style:class="text">
      <style:paragraph-properties fo:margin-top="0.247cm" fo:margin-bottom="0.212cm" style:contextual-spacing="false"/>
      <style:text-properties fo:color="#3465a4" loext:opacity="100%" fo:font-size="13pt" fo:font-weight="bold" style:font-size-asian="13pt" style:font-weight-asian="bold" style:font-size-complex="13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16T11:26:54.120000000</meta:creation-date>
    <dc:date>2024-04-16T11:43:27.522000000</dc:date>
    <meta:editing-duration>PT6M5S</meta:editing-duration>
    <meta:editing-cycles>1</meta:editing-cycles>
    <meta:document-statistic meta:table-count="0" meta:image-count="0" meta:object-count="0" meta:page-count="2" meta:paragraph-count="47" meta:word-count="474" meta:character-count="3080" meta:non-whitespace-character-count="2672"/>
    <meta:generator>LibreOffice/24.2.0.3$Windows_X86_64 LibreOffice_project/da48488a73ddd66ea24cf16bbc4f7b9c08e9bea1</meta:generator>
  </office:meta>
</office:document-meta>
</file>